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00000002000309F1C.png" manifest:media-type="image/png"/>
  <manifest:file-entry manifest:full-path="Pictures/100002010000006B000000358834D150.png" manifest:media-type="image/png"/>
  <manifest:file-entry manifest:full-path="Pictures/10000000000003200000025800EFCCE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1cm" fo:min-width="3.5cm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fo:min-height="0.945cm" fo:min-width="3.063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0.6cm" fo:padding-top="0.2cm" fo:padding-bottom="0.2cm" fo:padding-left="0.4cm" fo:padding-right="0.4cm" fo:wrap-option="wrap" draw:shadow="hidden"/>
    </style:style>
    <style:style style:name="gr7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1.1cm" fo:padding-top="0.2cm" fo:padding-bottom="0.2cm" fo:padding-left="0.4cm" fo:padding-right="0.4cm" fo:wrap-option="wrap" draw:shadow="hidden"/>
    </style:style>
    <style:style style:name="gr8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9.6cm" fo:padding-top="0.2cm" fo:padding-bottom="0.2cm" fo:padding-left="0.4cm" fo:padding-right="0.4cm" fo:wrap-option="wrap" draw:shadow="hidden"/>
    </style:style>
    <style:style style:name="gr9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7.599cm" fo:padding-top="0.2cm" fo:padding-bottom="0.2cm" fo:padding-left="0.4cm" fo:padding-right="0.4cm" fo:wrap-option="wrap" draw:shadow="hidden"/>
    </style:style>
    <style:style style:name="gr10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1.099cm" fo:padding-top="0.2cm" fo:padding-bottom="0.2cm" fo:padding-left="0.4cm" fo:padding-right="0.4cm" fo:wrap-option="wrap" draw:shadow="hidden"/>
    </style:style>
    <style:style style:name="gr11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9.793cm" fo:padding-top="0.2cm" fo:padding-bottom="0.2cm" fo:padding-left="0.4cm" fo:padding-right="0.4cm" fo:wrap-option="wrap" draw:shadow="hidden"/>
    </style:style>
    <style:style style:name="gr12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1.563cm" fo:padding-top="0.2cm" fo:padding-bottom="0.2cm" fo:padding-left="0.4cm" fo:padding-right="0.4cm" fo:wrap-option="wrap" draw:shadow="hidden"/>
    </style:style>
    <style:style style:name="pr1" style:family="presentation" style:parent-style-name="По_20_подразбиране-title">
      <style:graphic-properties draw:stroke="none" draw:fill="none" draw:fill-color="#ffffff" draw:textarea-horizontal-align="justify" draw:textarea-vertical-align="bottom" draw:auto-grow-height="true" draw:auto-grow-width="false" fo:min-height="3.537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По_20_подразбиране-notes">
      <style:graphic-properties draw:stroke="none" draw:fill="none" draw:fill-color="#ffffff" draw:auto-grow-height="true" fo:min-height="12.79cm" draw:shadow="hidden"/>
    </style:style>
    <style:style style:name="pr3" style:family="presentation" style:parent-style-name="По_20_подразбиране-title">
      <style:graphic-properties draw:stroke="none" draw:fill="none" draw:fill-color="#ffffff" draw:textarea-horizontal-align="justify" draw:textarea-vertical-align="middle" draw:auto-grow-height="true" draw:auto-grow-width="false" fo:min-height="2.268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По_20_подразбиране-outline1">
      <style:graphic-properties draw:stroke="none" draw:fill="none" draw:fill-color="#ffffff" draw:textarea-horizontal-align="justify" draw:textarea-vertical-align="top" draw:auto-grow-height="true" draw:auto-grow-width="false" fo:min-height="14.549cm" fo:min-width="0cm" fo:padding-top="0.128cm" fo:padding-bottom="0.128cm" fo:padding-left="0.256cm" fo:padding-right="0.256cm" fo:wrap-option="wrap" draw:shadow="hidden" draw:shadow-color="#808080"/>
    </style:style>
    <style:style style:name="pr5" style:family="presentation" style:parent-style-name="По_20_подразбиране-title">
      <style:graphic-properties draw:fill-color="#ffffff" fo:min-height="3.023cm"/>
    </style:style>
    <style:style style:name="pr6" style:family="presentation" style:parent-style-name="По_20_подразбиране-outline1">
      <style:graphic-properties draw:fill-color="#ffffff" fo:min-height="14.825cm"/>
    </style:style>
    <style:style style:name="pr7" style:family="presentation" style:parent-style-name="По_20_подразбиране-notes">
      <style:graphic-properties draw:fill-color="#ffffff" fo:min-height="12.539cm"/>
    </style:style>
    <style:style style:name="pr8" style:family="presentation" style:parent-style-name="По_20_подразбиране-notes">
      <style:graphic-properties draw:fill-color="#ffffff" draw:auto-grow-height="true" fo:min-height="12.789cm"/>
    </style:style>
    <style:style style:name="pr9" style:family="presentation" style:parent-style-name="По_20_подразбиране-outline1">
      <style:graphic-properties draw:stroke="none" draw:fill="none" draw:fill-color="#ffffff" draw:textarea-horizontal-align="justify" draw:textarea-vertical-align="top" draw:auto-grow-height="true" draw:auto-grow-width="false" fo:min-height="3.149cm" fo:min-width="0cm" fo:padding-top="0.128cm" fo:padding-bottom="0.128cm" fo:padding-left="0.256cm" fo:padding-right="0.256cm" fo:wrap-option="wrap" draw:shadow="hidden" draw:shadow-color="#808080"/>
    </style:style>
    <style:style style:name="P1" style:family="paragraph">
      <style:paragraph-properties fo:margin-left="0cm" fo:margin-right="0cm" fo:line-height="95%" fo:text-align="center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family="Arial" style:font-family-generic="swiss" style:font-pitch="variable" fo:font-size="28pt" fo:text-shadow="1pt 1pt" fo:font-weight="bold" style:font-family-asian="Arial" style:font-family-generic-asian="swiss" style:font-pitch-asian="variable" style:font-size-asian="28pt" style:font-weight-asian="bold" style:font-family-complex="Arial" style:font-family-generic-complex="swiss" style:font-pitch-complex="variable" style:font-size-complex="28pt" style:font-weight-complex="bold"/>
    </style:style>
    <style:style style:name="P5" style:family="paragraph">
      <style:paragraph-properties fo:margin-left="0cm" fo:margin-right="0cm" fo:margin-top="0.661cm" fo:margin-bottom="0cm" fo:line-height="100%" fo:text-indent="0cm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line-height="85%" fo:text-indent="0cm"/>
    </style:style>
    <style:style style:name="P9" style:family="paragraph">
      <style:paragraph-properties fo:margin-left="0cm" fo:margin-right="0cm" fo:margin-top="0.564cm" fo:margin-bottom="0cm" fo:line-height="95%" fo:text-indent="0cm" style:punctuation-wrap="simple" style:line-break="normal"/>
    </style:style>
    <style:style style:name="P10" style:family="paragraph">
      <style:paragraph-properties fo:margin-left="0.948cm" fo:margin-right="0cm" fo:text-indent="-0.948cm" style:writing-mode="lr-tb"/>
      <style:text-properties fo:font-size="28pt" style:font-size-asian="28pt" style:font-size-complex="28pt"/>
    </style:style>
    <style:style style:name="P11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12" style:family="paragraph">
      <style:paragraph-properties fo:margin-left="0cm" fo:margin-right="0cm" fo:margin-top="0.3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13" style:family="paragraph">
      <style:paragraph-properties fo:margin-left="0.948cm" fo:margin-right="0cm" fo:text-indent="-0.948cm"/>
    </style:style>
    <style:style style:name="P14" style:family="paragraph">
      <style:paragraph-properties fo:margin-left="0.948cm" fo:margin-right="0cm" fo:text-indent="-0.948cm"/>
      <style:text-properties fo:font-size="26pt" style:font-size-asian="26pt" style:font-size-complex="26pt"/>
    </style:style>
    <style:style style:name="P15" style:family="paragraph">
      <style:paragraph-properties fo:margin-left="0cm" fo:margin-right="0cm" fo:line-height="105%" fo:text-indent="0cm"/>
    </style:style>
    <style:style style:name="P16" style:family="paragraph">
      <style:paragraph-properties text:enable-numbering="false" fo:margin-left="0cm" fo:margin-right="0cm" fo:line-height="105%" fo:text-indent="0cm" style:writing-mode="lr-tb"/>
      <style:text-properties fo:font-size="18pt" style:font-size-asian="18pt" style:font-size-complex="18pt"/>
    </style:style>
    <style:style style:name="P17" style:family="paragraph">
      <style:paragraph-properties fo:margin-left="0cm" fo:margin-right="0cm" fo:text-indent="0cm"/>
      <style:text-properties fo:font-size="12pt"/>
    </style:style>
    <style:style style:name="P18" style:family="paragraph">
      <style:paragraph-properties fo:margin-left="0cm" fo:margin-right="0cm" fo:margin-top="0.4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19" style:family="paragraph">
      <style:paragraph-properties fo:margin-left="0.948cm" fo:margin-right="0cm" fo:text-indent="-0.948cm"/>
      <style:text-properties fo:font-size="28pt" style:font-size-asian="28pt" style:font-size-complex="28pt"/>
    </style:style>
    <style:style style:name="P20" style:family="paragraph">
      <style:paragraph-properties fo:margin-left="0cm" fo:margin-right="0cm" fo:margin-top="0.629cm" fo:margin-bottom="0.2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21" style:family="paragraph">
      <style:text-properties fo:font-size="28pt" style:font-size-asian="28pt" style:font-size-complex="28pt"/>
    </style:style>
    <style:style style:name="P22" style:family="paragraph">
      <style:paragraph-properties fo:margin-left="0cm" fo:margin-right="0cm" fo:text-indent="0cm" style:writing-mode="lr-tb"/>
      <style:text-properties fo:font-size="36pt" style:font-size-asian="36pt" style:font-size-complex="36pt"/>
    </style:style>
    <style:style style:name="P23" style:family="paragraph">
      <style:paragraph-properties fo:margin-left="0.948cm" fo:margin-right="0cm" fo:margin-top="1.058cm" fo:margin-bottom="0cm" fo:line-height="95%" fo:text-indent="-0.948cm" style:punctuation-wrap="simple" style:line-break="normal"/>
    </style:style>
    <style:style style:name="P24" style:family="paragraph">
      <style:paragraph-properties fo:margin-left="0.948cm" fo:margin-right="0cm" fo:text-indent="-0.948cm" style:writing-mode="lr-tb"/>
    </style:style>
    <style:style style:name="T1" style:family="text">
      <style:text-properties fo:color="#000000" fo:font-size="44pt" fo:language="en" fo:country="GB" style:font-size-asian="44pt" style:font-size-complex="44pt"/>
    </style:style>
    <style:style style:name="T2" style:family="text"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letter-kerning="true" style:font-family-asian="Arial" style:font-family-generic-asian="swiss" style:font-pitch-asian="variable" style:font-size-asian="28pt" style:font-style-asian="normal" style:font-weight-asian="bold" style:font-family-complex="Arial" style:font-family-generic-complex="swiss" style:font-pitch-complex="variable" style:font-size-complex="28pt" style:font-style-complex="normal" style:font-weight-complex="bold" style:text-emphasize="none" style:font-relief="none"/>
    </style:style>
    <style:style style:name="T3" style:family="text">
      <style:text-properties fo:color="#000000" fo:font-size="30pt" fo:language="en" fo:country="GB" style:font-size-asian="30pt" style:font-size-complex="30pt"/>
    </style:style>
    <style:style style:name="T4" style:family="text">
      <style:text-properties fo:language="en" fo:country="GB"/>
    </style:style>
    <style:style style:name="T5" style:family="text">
      <style:text-properties fo:font-size="28pt" fo:language="en" fo:country="GB" style:font-size-asian="28pt" style:font-size-complex="28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text-emphasize="none" style:font-relief="none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family="'Courier New'" style:font-family-generic="modern" style:font-pitch="fixed" fo:font-size="18pt" fo:language="en" fo:country="GB" fo:text-shadow="1pt 1pt" fo:font-weight="bold" style:font-size-asian="18pt" style:font-weight-asian="bold" style:font-size-complex="18pt" style:font-weight-complex="bold"/>
    </style:style>
    <style:style style:name="T12" style:family="text"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T13" style:family="text">
      <style:text-properties fo:font-family="'Courier New'" style:font-family-generic="modern" style:font-pitch="fixed" fo:font-size="18pt" fo:language="en" fo:country="GB" fo:text-shadow="1pt 1pt" fo:font-weight="bold" style:font-size-asian="18pt" style:font-weight-asian="bold" style:font-size-complex="18pt" style:font-weight-complex="bold"/>
    </style:style>
    <style:style style:name="T14" style:family="text">
      <style:text-properties fo:font-size="60pt" fo:language="en" fo:country="GB" style:font-size-asian="60pt" style:font-size-complex="6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89cm"/>
        <style:text-properties fo:font-family="StarSymbo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(c) 2006 National Academy for Software Development - http://academy.devbg.org</presentation:footer-decl>
      <presentation:date-time-decl presentation:name="dtd1" presentation:source="current-date" style:data-style-name="D3"/>
      <draw:page draw:name="page1" draw:style-name="dp1" draw:master-page-name="По_20_подразбиране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6.003cm" svg:height="3.537cm" svg:x="4.701cm" svg:y="4.224cm" presentation:class="title" presentation:user-transformed="true">
          <draw:text-box>
            <text:p text:style-name="P1"><text:span text:style-name="T1">Perl Programming Course</text:span></text:p>
          </draw:text-box>
        </draw:frame>
        <draw:frame draw:style-name="gr1" draw:text-style-name="P4" draw:layer="layout" svg:width="11.4cm" svg:height="1.352cm" svg:x="7cm" svg:y="8.149cm">
          <draw:text-box>
            <text:p text:style-name="P3"><text:span text:style-name="T2">Network programming</text:span></text:p>
          </draw:text-box>
        </draw:frame>
        <draw:custom-shape draw:style-name="gr2" draw:text-style-name="P6" draw:layer="layout" svg:width="9.565cm" svg:height="1.495cm" svg:x="1.307cm" svg:y="13.528cm">
          <text:p text:style-name="P5"><text:span text:style-name="T3">Krassimir Berov</text:span></text:p>
          <draw:enhanced-geometry svg:viewBox="0 0 21600 21600" draw:type="rectangle" draw:enhanced-path="M 0 0 L 21600 0 21600 21600 0 21600 0 0 Z N"/>
        </draw:custom-shape>
        <draw:custom-shape draw:style-name="gr3" draw:layer="layout" svg:width="3.563cm" svg:height="1.195cm" svg:x="1.358cm" svg:y="16.797cm">
          <office:event-listeners>
            <presentation:event-listener script:event-name="dom:click" presentation:action="show" xlink:href="" xlink:type="simple" xlink:show="embed" xlink:actuate="onRequest"/>
          </office:event-listeners>
          <text:p><text:a xlink:href="http://i-can.eu/">I-can.eu</text:a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4" draw:text-style-name="P6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По_20_подразбиране" presentation:presentation-page-layout-name="AL2T1">
        <office:forms form:automatic-focus="false" form:apply-design-mode="false"/>
        <draw:frame presentation:style-name="pr3" draw:text-style-name="P2" draw:layer="layout" svg:width="17.603cm" svg:height="2.528cm" svg:x="7.099cm" svg:y="0.197cm" presentation:class="title" presentation:user-transformed="true">
          <draw:text-box>
            <text:p text:style-name="P8"><text:span text:style-name="T4">Contents</text:span></text:p>
          </draw:text-box>
        </draw:frame>
        <draw:frame presentation:style-name="pr4" draw:text-style-name="P10" draw:layer="layout" svg:width="23.6cm" svg:height="14.805cm" svg:x="0.9cm" svg:y="3.223cm" presentation:class="outline" presentation:user-transformed="true">
          <draw:text-box>
            <text:list text:style-name="L3">
              <text:list-item>
                <text:p text:style-name="P9"><text:span text:style-name="T5">Sockets, servers and clients</text:span></text:p>
              </text:list-item>
              <text:list-item>
                <text:p text:style-name="P9"><text:span text:style-name="T5">TCP/IP, UDP sockets</text:span></text:p>
              </text:list-item>
            </text:list>
            <text:list text:style-name="L4">
              <text:list-item>
                <text:p text:style-name="P9"><text:span text:style-name="T5">Unix Domain Socket (UDS) sockets</text:span></text:p>
              </text:list-item>
              <text:list-item>
                <text:p text:style-name="P9"><text:span text:style-name="T5">IO::Socket</text:span></text:p>
              </text:list-item>
            </text:list>
            <text:list text:style-name="L3">
              <text:list-item>
                <text:p text:style-name="P9"><text:span text:style-name="T5">HTTP and SMTP</text:span></text:p>
              </text:list-item>
              <text:list-item>
                <text:p text:style-name="P9"><text:span text:style-name="T5">LWP and WWW::Mechanize</text:span></text:p>
              </text:list-item>
            </text:list>
          </draw:text-box>
        </draw:frame>
        <presentation:notes draw:style-name="dp3" presentation:use-footer-name="ftr1">
          <draw:custom-shape draw:style-name="gr4" draw:text-style-name="P6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11" draw:layer="layout" svg:width="17.599cm" svg:height="3.023cm" svg:x="7.099cm" svg:y="-0.05cm" presentation:class="title" presentation:user-transformed="true">
          <draw:text-box>
            <text:p text:style-name="P7"><text:span text:style-name="T6">Sockets, servers and clients</text:span>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7">Socket</text:p>
                <text:list>
                  <text:list-item>
                    <text:p text:style-name="P12"><text:span text:style-name="T7">an end-point of a bi-directional communication link in the Berkeley sockets API</text:span></text:p>
                  </text:list-item>
                  <text:list-item>
                    <text:p text:style-name="P12"><text:span text:style-name="T7">Berkeley sockets API allows communications between hosts or between processes on one computer</text:span></text:p>
                  </text:list-item>
                  <text:list-item>
                    <text:p text:style-name="P12"><text:span text:style-name="T7">One of the fundamental technologies underlying the Internet.</text:span></text:p>
                  </text:list-item>
                  <text:list-item>
                    <text:p text:style-name="P12"><text:span text:style-name="T7">A network socket is a communication end-point unique to a machine communicating on an Internet Protocol-based network, such as the Internet.</text:span></text:p>
                  </text:list-item>
                  <text:list-item>
                    <text:p text:style-name="P12"><text:span text:style-name="T7">Unix domain socket, an end-point </text:span><text:span text:style-name="T7"><text:line-break/></text:span><text:span text:style-name="T7">in local inter-process communication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3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<text:span text:style-name="T6">Sockets, servers and clients</text:span>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7">Server</text:p>
                <text:list>
                  <text:list-item>
                    <text:p text:style-name="P7"><text:span text:style-name="T8">An application or device that performs services for connected clients as part of a client-server architecture</text:span></text:p>
                  </text:list-item>
                  <text:list-item>
                    <text:p text:style-name="P7"><text:span text:style-name="T8">An application program that accepts connections in order to service requests by sending back responses</text:span></text:p>
                  </text:list-item>
                  <text:list-item>
                    <text:p text:style-name="P7"><text:span text:style-name="T8">Example: </text:span><text:span text:style-name="T8"><text:line-break/></text:span><text:span text:style-name="T8">web servers(Apache), e-mail servers(Postfix), file servers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4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<text:span text:style-name="T6">Sockets, servers and clients</text:span>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7">Client</text:p>
                <text:list>
                  <text:list-item>
                    <text:p text:style-name="P7">An application or system that accesses a (remote) service on another computer system known as a server</text:p>
                  </text:list-item>
                  <text:list-item>
                    <text:p text:style-name="P7">Example:<text:line-break/>Web browsers (Internet Explorer, Opera, Firefox)<text:line-break/>Mail Clients (Thunderbird, KMail, MS Outlook)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5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TCP/IP, UDP sockets</text:p>
          </draw:text-box>
        </draw:frame>
        <draw:frame presentation:style-name="pr6" draw:text-style-name="P14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7">An Internet socket is composed of </text:p>
                <text:list>
                  <text:list-item>
                    <text:p text:style-name="P7">Protocol (TCP, UDP, raw IP)</text:p>
                  </text:list-item>
                  <text:list-item>
                    <text:p text:style-name="P7">Local IP address</text:p>
                  </text:list-item>
                  <text:list-item>
                    <text:p text:style-name="P7">Local port</text:p>
                  </text:list-item>
                  <text:list-item>
                    <text:p text:style-name="P7">Remote IP address</text:p>
                  </text:list-item>
                  <text:list-item>
                    <text:p text:style-name="P7">Remote port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6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Unix Domain Socket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7">A Unix domain socket (UDS) <text:line-break/>or IPC socket</text:p>
                <text:list>
                  <text:list-item>
                    <text:p text:style-name="P7"><text:span text:style-name="T9">inter-process communication socket</text:span></text:p>
                  </text:list-item>
                  <text:list-item>
                    <text:p text:style-name="P7"><text:span text:style-name="T9">a virtual socket</text:span></text:p>
                  </text:list-item>
                  <text:list-item>
                    <text:p text:style-name="P7"><text:span text:style-name="T9">similar to an internet socket </text:span></text:p>
                  </text:list-item>
                  <text:list-item>
                    <text:p text:style-name="P7"><text:span text:style-name="T9">used in POSIX operating systems for inter-process communication</text:span></text:p>
                    <text:list>
                      <text:list-item>
                        <text:p text:style-name="P7"><text:span text:style-name="T10">connections appear as byte streams, much like network connections, </text:span></text:p>
                      </text:list-item>
                      <text:list-item>
                        <text:p text:style-name="P7"><text:span text:style-name="T10">all data remains within the local comput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7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IO::Socket</text:p>
          </draw:text-box>
        </draw:frame>
        <draw:frame presentation:style-name="pr6" draw:text-style-name="P14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7"><text:span text:style-name="T8">IO::Socket - Object interface to socket communications</text:span></text:p>
                <text:list>
                  <text:list-item>
                    <text:p text:style-name="P7"><text:span text:style-name="T9">built upon the IO::Handle interface and inherits all its methods</text:span></text:p>
                  </text:list-item>
                  <text:list-item>
                    <text:p text:style-name="P7"><text:span text:style-name="T9">only defines methods for operations common to all types of socket</text:span></text:p>
                  </text:list-item>
                  <text:list-item>
                    <text:p text:style-name="P7"><text:span text:style-name="T9">Operations, specified to a socket in a particular domain have methods defined in sub classes</text:span></text:p>
                  </text:list-item>
                  <text:list-item>
                    <text:p text:style-name="P7"><text:span text:style-name="T9">will export all functions (and constants) defined by Socket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8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>
          <draw:text-box>
            <text:p text:style-name="P7">IO::Socket</text:p>
          </draw:text-box>
        </draw:frame>
        <draw:frame presentation:style-name="pr6" draw:text-style-name="P14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7"><text:span text:style-name="T8">IO::Socket – </text:span><text:span text:style-name="T9">Example (TCP/IP)</text:span></text:p>
              </text:list-item>
            </text:list>
          </draw:text-box>
        </draw:frame>
        <draw:custom-shape draw:style-name="gr6" draw:text-style-name="P16" draw:layer="layout" svg:width="22.502cm" svg:height="11cm" svg:x="1.449cm" svg:y="5.5cm">
          <text:p text:style-name="P15"><text:span text:style-name="T11">#io-socket-tcp-client.pl</text:span></text:p>
          <text:p text:style-name="P15"><text:span text:style-name="T11">use IO::Socket;</text:span></text:p>
          <text:p text:style-name="P15"><text:span text:style-name="T11">my $sock = IO::Socket::INET-&gt;new(</text:span></text:p>
          <text:p text:style-name="P15"><text:span text:style-name="T11"><text:s text:c="4"/></text:span><text:span text:style-name="T11">PeerAddr =&gt; $host,</text:span></text:p>
          <text:p text:style-name="P15"><text:span text:style-name="T11"><text:s text:c="4"/></text:span><text:span text:style-name="T11">PeerPort =&gt; "$port",</text:span></text:p>
          <text:p text:style-name="P15"><text:span text:style-name="T11"><text:s text:c="4"/></text:span><text:span text:style-name="T11">Proto =&gt; 'tcp',</text:span></text:p>
          <text:p text:style-name="P15"><text:span text:style-name="T11"><text:s text:c="4"/></text:span><text:span text:style-name="T11">Timeout <text:s/>=&gt; 60</text:span></text:p>
          <text:p text:style-name="P15"><text:span text:style-name="T11">) or die $@;</text:span></text:p>
          <text:p text:style-name="P15"><text:span text:style-name="T11"/></text:p>
          <text:p text:style-name="P15"><text:span text:style-name="T11">die "Could not connect to $host$/" </text:span></text:p>
          <text:p text:style-name="P15"><text:span text:style-name="T11"><text:s text:c="4"/></text:span><text:span text:style-name="T11">unless $sock-&gt;connected;</text:span></text:p>
          <text:p text:style-name="P15"><text:span text:style-name="T11"/></text:p>
          <text:p text:style-name="P15"><text:span text:style-name="T11">#...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9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>
          <draw:text-box>
            <text:p text:style-name="P7">IO::Socket</text:p>
          </draw:text-box>
        </draw:frame>
        <draw:frame presentation:style-name="pr6" draw:text-style-name="P14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7"><text:span text:style-name="T8">IO::Socket – </text:span><text:span text:style-name="T9">Example 2 (TCP/IP)</text:span></text:p>
              </text:list-item>
            </text:list>
          </draw:text-box>
        </draw:frame>
        <draw:custom-shape draw:style-name="gr7" draw:text-style-name="P16" draw:layer="layout" svg:width="22.502cm" svg:height="11.5cm" svg:x="1.449cm" svg:y="5.5cm">
          <text:p text:style-name="P15"><text:span text:style-name="T11">#io-socket-tcp-server.pl</text:span></text:p>
          <text:p text:style-name="P15"><text:span text:style-name="T11">use IO::Socket;</text:span></text:p>
          <text:p text:style-name="P15"><text:span text:style-name="T11">my ($host, $port, $path ) = ( 'localhost', 8088 );</text:span></text:p>
          <text:p text:style-name="P15"><text:span text:style-name="T11">my $server = new IO::Socket::INET (</text:span></text:p>
          <text:p text:style-name="P15"><text:span text:style-name="T11"><text:s text:c="4"/></text:span><text:span text:style-name="T11">LocalAddr =&gt; $host,</text:span></text:p>
          <text:p text:style-name="P15"><text:span text:style-name="T11"><text:s text:c="4"/></text:span><text:span text:style-name="T11">LocalPort =&gt; $port,</text:span></text:p>
          <text:p text:style-name="P15"><text:span text:style-name="T11"><text:s text:c="4"/></text:span><text:span text:style-name="T11">Proto =&gt; 'tcp',</text:span></text:p>
          <text:p text:style-name="P15"><text:span text:style-name="T11"><text:s text:c="4"/></text:span><text:span text:style-name="T11">Listen =&gt; 10,</text:span></text:p>
          <text:p text:style-name="P15"><text:span text:style-name="T11"><text:s text:c="4"/></text:span><text:span text:style-name="T11">Type <text:s text:c="5"/>=&gt; SOCK_STREAM,</text:span></text:p>
          <text:p text:style-name="P15"><text:span text:style-name="T11"><text:s text:c="4"/></text:span><text:span text:style-name="T11">ReuseAddr =&gt; 1</text:span></text:p>
          <text:p text:style-name="P15"><text:span text:style-name="T11">);</text:span></text:p>
          <text:p text:style-name="P15"><text:span text:style-name="T11">print "Server ($0) running on port $port...\n";</text:span></text:p>
          <text:p text:style-name="P15"><text:span text:style-name="T11">while (my $connection = $server-&gt;accept) {</text:span></text:p>
          <text:p text:style-name="P15"><text:span text:style-name="T11">#...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0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IO::Socket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7">IO::Socket – Example (UDS)</text:p>
              </text:list-item>
            </text:list>
          </draw:text-box>
        </draw:frame>
        <draw:custom-shape draw:style-name="gr8" draw:text-style-name="P16" draw:layer="layout" svg:width="22.502cm" svg:height="10cm" svg:x="1.449cm" svg:y="5.5cm">
          <text:p text:style-name="P15"><text:span text:style-name="T11">#io-socket-uds-server.pl</text:span></text:p>
          <text:p text:style-name="P15"><text:span text:style-name="T11">use IO::Socket;</text:span></text:p>
          <text:p text:style-name="P15"><text:span text:style-name="T11">my $file = "./udssock";</text:span></text:p>
          <text:p text:style-name="P15"><text:span text:style-name="T11">unlink $file;</text:span></text:p>
          <text:p text:style-name="P15"><text:span text:style-name="T11">my $server = IO::Socket::UNIX-&gt;new(</text:span></text:p>
          <text:p text:style-name="P15"><text:span text:style-name="T11"><text:s text:c="4"/></text:span><text:span text:style-name="T11">Local <text:s/>=&gt; $file,</text:span></text:p>
          <text:p text:style-name="P15"><text:span text:style-name="T11"><text:s text:c="4"/></text:span><text:span text:style-name="T11">Type <text:s text:c="2"/>=&gt; SOCK_STREAM,</text:span></text:p>
          <text:p text:style-name="P15"><text:span text:style-name="T11"><text:s text:c="4"/></text:span><text:span text:style-name="T11">Listen =&gt; 5</text:span></text:p>
          <text:p text:style-name="P15"><text:span text:style-name="T11">) <text:s/>or die $@;</text:span></text:p>
          <text:p text:style-name="P15"><text:span text:style-name="T11"/></text:p>
          <text:p text:style-name="P15"><text:span text:style-name="T11">print "Server running on file $file...\n";</text:span></text:p>
          <text:p text:style-name="P15"><text:span text:style-name="T11">#...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1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>
          <draw:text-box>
            <text:p text:style-name="P7">IO::Socket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7">IO::Socket – Example 2 (UDS)</text:p>
              </text:list-item>
            </text:list>
          </draw:text-box>
        </draw:frame>
        <draw:custom-shape draw:style-name="gr8" draw:text-style-name="P16" draw:layer="layout" svg:width="22.502cm" svg:height="10.193cm" svg:x="1.449cm" svg:y="5.5cm">
          <text:p text:style-name="P15"><text:span text:style-name="T11">#io-socket-uds-client.pl</text:span></text:p>
          <text:p text:style-name="P15"><text:span text:style-name="T11">use IO::Socket;</text:span></text:p>
          <text:p text:style-name="P15"><text:span text:style-name="T11">my $server = IO::Socket::UNIX-&gt;new(</text:span></text:p>
          <text:p text:style-name="P15"><text:span text:style-name="T11"><text:s text:c="4"/></text:span><text:span text:style-name="T11">Peer <text:s/>=&gt; "./udssock",</text:span></text:p>
          <text:p text:style-name="P15"><text:span text:style-name="T11">) or die $@;</text:span></text:p>
          <text:p text:style-name="P15"><text:span text:style-name="T11"/></text:p>
          <text:p text:style-name="P15"><text:span text:style-name="T11"># communicate with the server</text:span></text:p>
          <text:p text:style-name="P15"><text:span text:style-name="T11">print "Client connected.\n";</text:span></text:p>
          <text:p text:style-name="P15"><text:span text:style-name="T11">print "Server says: ", $server-&gt;getline;</text:span></text:p>
          <text:p text:style-name="P15"><text:span text:style-name="T11">$server-&gt;print("Hello from the client!\n");</text:span></text:p>
          <text:p text:style-name="P15"><text:span text:style-name="T11">$server-&gt;print("And goodbye!\n");</text:span></text:p>
          <text:p text:style-name="P15"><text:span text:style-name="T11">$server-&gt;close;</text:span></text:p>
          <text:p text:style-name="P15"><text:span text:style-name="T11">#...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2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По_20_подразбиране" presentation:presentation-page-layout-name="AL2T1">
        <office:forms form:automatic-focus="false" form:apply-design-mode="false"/>
        <draw:frame presentation:style-name="pr5" draw:layer="layout" svg:width="17.599cm" svg:height="3.023cm" svg:x="7.099cm" svg:y="-0.05cm" presentation:class="title">
          <draw:text-box>
            <text:p text:style-name="P7">IO::Socket</text:p>
          </draw:text-box>
        </draw:frame>
        <draw:frame presentation:style-name="pr6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7">IO::Socket – Example (UDP)</text:p>
              </text:list-item>
            </text:list>
          </draw:text-box>
        </draw:frame>
        <draw:custom-shape draw:style-name="gr9" draw:text-style-name="P16" draw:layer="layout" svg:width="22.502cm" svg:height="7.999cm" svg:x="1.449cm" svg:y="5.501cm">
          <text:p text:style-name="P15"><text:span text:style-name="T11">#io-socket-udp-server.pl</text:span></text:p>
          <text:p text:style-name="P15"><text:span text:style-name="T11">use IO::Socket;</text:span></text:p>
          <text:p text:style-name="P15"><text:span text:style-name="T11">my $port = 4444;</text:span></text:p>
          <text:p text:style-name="P15"><text:span text:style-name="T11">my $server = new IO::Socket::INET(</text:span></text:p>
          <text:p text:style-name="P15"><text:span text:style-name="T11"><text:s text:c="3"/></text:span><text:span text:style-name="T11">LocalPort =&gt; $port,</text:span></text:p>
          <text:p text:style-name="P15"><text:span text:style-name="T11"><text:s text:c="3"/></text:span><text:span text:style-name="T11">Proto <text:s text:c="4"/>=&gt; 'udp',</text:span></text:p>
          <text:p text:style-name="P15"><text:span text:style-name="T11">);</text:span></text:p>
          <text:p text:style-name="P15"><text:span text:style-name="T11">die "Bind failed: $!\n" unless $server;</text:span></text:p>
          <text:p text:style-name="P15"><text:span text:style-name="T11">print "Server running on port $port...\n";</text:span></text:p>
          <text:p text:style-name="P15"><text:span text:style-name="T11">#...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3" presentation:class="page"/>
          <draw:frame presentation:style-name="pr8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14" draw:style-name="dp1" draw:master-page-name="По_20_подразбиране" presentation:presentation-page-layout-name="AL2T1">
        <office:forms form:automatic-focus="false" form:apply-design-mode="false"/>
        <draw:frame presentation:style-name="pr5" draw:layer="layout" svg:width="17.599cm" svg:height="3.023cm" svg:x="7.099cm" svg:y="0cm" presentation:class="title">
          <draw:text-box>
            <text:p text:style-name="P7">IO::Socket</text:p>
          </draw:text-box>
        </draw:frame>
        <draw:frame presentation:style-name="pr6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7">IO::Socket – Example 2 (UDP)</text:p>
              </text:list-item>
            </text:list>
          </draw:text-box>
        </draw:frame>
        <draw:custom-shape draw:style-name="gr10" draw:text-style-name="P16" draw:layer="layout" svg:width="22.502cm" svg:height="11.705cm" svg:x="1.449cm" svg:y="5.501cm">
          <text:p text:style-name="P15"><text:span text:style-name="T11">#io-socket-udp-client.pl</text:span></text:p>
          <text:p text:style-name="P15"><text:span text:style-name="T11">use IO::Socket;</text:span></text:p>
          <text:p text:style-name="P15"><text:span text:style-name="T11">my $host = 'localhost';</text:span></text:p>
          <text:p text:style-name="P15"><text:span text:style-name="T11">my $port = 4444;</text:span></text:p>
          <text:p text:style-name="P15"><text:span text:style-name="T11">my $client = new IO::Socket::INET(</text:span></text:p>
          <text:p text:style-name="P15"><text:span text:style-name="T11"><text:s text:c="4"/></text:span><text:span text:style-name="T11">PeerAddr =&gt; $host,</text:span></text:p>
          <text:p text:style-name="P15"><text:span text:style-name="T11"><text:s text:c="4"/></text:span><text:span text:style-name="T11">PeerPort =&gt; $port,</text:span></text:p>
          <text:p text:style-name="P15"><text:span text:style-name="T11"><text:s text:c="4"/></text:span><text:span text:style-name="T11">Timeout <text:s/>=&gt; 2,</text:span></text:p>
          <text:p text:style-name="P15"><text:span text:style-name="T11"><text:s text:c="4"/></text:span><text:span text:style-name="T11">Proto <text:s text:c="3"/>=&gt; 'udp',</text:span></text:p>
          <text:p text:style-name="P15"><text:span text:style-name="T11">);</text:span></text:p>
          <text:p text:style-name="P15"><text:span text:style-name="T11">$client-&gt;send("Hello from client") or die "Send: $!\n";</text:span></text:p>
          <text:p text:style-name="P15"><text:span text:style-name="T11">my $message;</text:span></text:p>
          <text:p text:style-name="P15"><text:span text:style-name="T11">$client-&gt;recv($message, 1024, 0);</text:span></text:p>
          <text:p text:style-name="P15"><text:span text:style-name="T11">print "Response was: $message\n";</text:span></text:p>
          <text:p text:style-name="P15"><text:span text:style-name="T11">#...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4" presentation:class="page"/>
          <draw:frame presentation:style-name="pr8" draw:text-style-name="P17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15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HTTP and SMTP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7">HTTP</text:p>
              </text:list-item>
              <text:list-item>
                <text:p text:style-name="P7">SMTP</text:p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5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Sending Mail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7">Net::SMTP</text:p>
              </text:list-item>
            </text:list>
          </draw:text-box>
        </draw:frame>
        <draw:custom-shape draw:style-name="gr11" draw:text-style-name="P16" draw:layer="layout" svg:width="22.502cm" svg:height="12.461cm" svg:x="1.449cm" svg:y="5.501cm">
          <text:p text:style-name="P15"><text:span text:style-name="T11">#smtp.pl</text:span></text:p>
          <text:p text:style-name="P15"><text:span text:style-name="T11">use Net::SMTP;</text:span></text:p>
          <text:p text:style-name="P15"><text:span text:style-name="T11">my $smtp = Net::SMTP-&gt;new(</text:span></text:p>
          <text:p text:style-name="P15"><text:span text:style-name="T11"><text:s text:c="4"/></text:span><text:span text:style-name="T11">Host =&gt; 'localhost',</text:span></text:p>
          <text:p text:style-name="P15"><text:span text:style-name="T11"><text:s text:c="4"/></text:span><text:span text:style-name="T11">Timeout =&gt; 30,</text:span></text:p>
          <text:p text:style-name="P15"><text:span text:style-name="T11"><text:s text:c="4"/></text:span><text:span text:style-name="T11">Hello =&gt;'localhost',</text:span></text:p>
          <text:p text:style-name="P15"><text:span text:style-name="T11">);</text:span></text:p>
          <text:p text:style-name="P15"><text:span text:style-name="T11">my $from = 'me@example.com';</text:span></text:p>
          <text:p text:style-name="P15"><text:span text:style-name="T11">my @to <text:s text:c="2"/>= ('you@example.org',);</text:span></text:p>
          <text:p text:style-name="P15"><text:span text:style-name="T11">my $text = $ARGV[0]|| 'проба';</text:span></text:p>
          <text:p text:style-name="P15"><text:span text:style-name="T11">my $mess = "ERROR: Can't send mail using Net::SMTP. ";</text:span></text:p>
          <text:p text:style-name="P15"><text:span text:style-name="T11">$smtp-&gt;mail( $from ) || die $mess;</text:span></text:p>
          <text:p text:style-name="P15"><text:span text:style-name="T11">$smtp-&gt;to( @to, { SkipBad =&gt; 1 } ) || die $mess;</text:span></text:p>
          <text:p text:style-name="P15"><text:span text:style-name="T11">$smtp-&gt;data( $text ) || die $mess;</text:span></text:p>
          <text:p text:style-name="P15"><text:span text:style-name="T11">$smtp-&gt;dataend() || die $mess;</text:span></text:p>
          <text:p text:style-name="P15"><text:span text:style-name="T11">$smtp-&gt;quit()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6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11" draw:layer="layout" svg:width="17.599cm" svg:height="3.023cm" svg:x="7.099cm" svg:y="-0.05cm" presentation:class="title">
          <draw:text-box>
            <text:p text:style-name="P7"><text:span text:style-name="T6">LWP and WWW::Mechanize</text:span></text:p>
          </draw:text-box>
        </draw:frame>
        <draw:frame presentation:style-name="pr6" draw:text-style-name="P19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7"><text:span text:style-name="T8">LWP - The World-Wide Web library for Perl</text:span></text:p>
                <text:list>
                  <text:list-item>
                    <text:p text:style-name="P18"><text:span text:style-name="T12">provides a simple and consistent application programming interface (API) </text:span><text:span text:style-name="T12"><text:line-break/></text:span><text:span text:style-name="T12">to the World-Wide Web</text:span></text:p>
                  </text:list-item>
                  <text:list-item>
                    <text:p text:style-name="P18"><text:span text:style-name="T12">classes and functions that allow you to write WWW clients</text:span></text:p>
                  </text:list-item>
                  <text:list-item>
                    <text:p text:style-name="P18"><text:span text:style-name="T12">also contains modules that help you implement simple HTTP servers</text:span></text:p>
                  </text:list-item>
                  <text:list-item>
                    <text:p text:style-name="P18"><text:span text:style-name="T12">supports access to http, https, gopher, ftp, news, file, and mailto resourc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2">transparent redirect, parser for robots.txt files etc...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7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11" draw:layer="layout" svg:width="17.599cm" svg:height="3.023cm" svg:x="7.099cm" svg:y="0cm" presentation:class="title">
          <draw:text-box>
            <text:p text:style-name="P7"><text:span text:style-name="T6">LWP and WWW::Mechanize</text:span></text:p>
          </draw:text-box>
        </draw:frame>
        <draw:frame presentation:style-name="pr6" draw:text-style-name="P19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7"><text:span text:style-name="T8">WWW::Mechanize - Handy web browsing in a Perl object</text:span></text:p>
                <text:list>
                  <text:list-item>
                    <text:p text:style-name="P20"><text:span text:style-name="T12">helps you automate interaction with a website</text:span></text:p>
                  </text:list-item>
                  <text:list-item>
                    <text:p text:style-name="P20"><text:span text:style-name="T12">well suited for use in testing web applications</text:span></text:p>
                  </text:list-item>
                  <text:list-item>
                    <text:p text:style-name="P20"><text:span text:style-name="T12">is a proper subclass of LWP::UserAgent </text:span></text:p>
                  </text:list-item>
                  <text:list-item>
                    <text:p text:style-name="P20"><text:span text:style-name="T12">you can also use any of the LWP::UserAgent's methods.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8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11" draw:layer="layout" svg:width="17.599cm" svg:height="3.023cm" svg:x="7.099cm" svg:y="0cm" presentation:class="title">
          <draw:text-box>
            <text:p text:style-name="P7"><text:span text:style-name="T6">LWP and WWW::Mechanize</text:span></text:p>
          </draw:text-box>
        </draw:frame>
        <draw:frame presentation:style-name="pr6" draw:text-style-name="P19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7"><text:span text:style-name="T8">WWW::Mechanize - Example</text:span></text:p>
                <text:list>
                  <text:list-item>
                    <text:p text:style-name="P20"><text:span text:style-name="T12">helps you automate interaction with a website</text:span></text:p>
                  </text:list-item>
                  <text:list-item>
                    <text:p text:style-name="P20"><text:span text:style-name="T12">well suited for use in testing web applications</text:span></text:p>
                  </text:list-item>
                  <text:list-item>
                    <text:p text:style-name="P20"><text:span text:style-name="T12">is a proper subclass of LWP::UserAgent </text:span></text:p>
                  </text:list-item>
                  <text:list-item>
                    <text:p text:style-name="P20"><text:span text:style-name="T12">you can also use any of the LWP::UserAgent's methods.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9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По_20_подразбиране" presentation:presentation-page-layout-name="AL2T1">
        <office:forms form:automatic-focus="false" form:apply-design-mode="false"/>
        <draw:frame presentation:style-name="pr5" draw:layer="layout" svg:width="17.599cm" svg:height="3.023cm" svg:x="7.099cm" svg:y="-0.05cm" presentation:class="title">
          <draw:text-box>
            <text:p text:style-name="P7"><text:span text:style-name="T6">LWP and WWW::Mechanize</text:span></text:p>
          </draw:text-box>
        </draw:frame>
        <draw:frame presentation:style-name="pr6" draw:text-style-name="P21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7"><text:span text:style-name="T8">Example – getting product data from a site</text:span></text:p>
              </text:list-item>
            </text:list>
          </draw:text-box>
        </draw:frame>
        <draw:custom-shape draw:style-name="gr12" draw:text-style-name="P16" draw:layer="layout" svg:width="22.502cm" svg:height="11.963cm" svg:x="1.449cm" svg:y="5.6cm">
          <text:p text:style-name="P15"><text:span text:style-name="T11">#www_mech.pl</text:span></text:p>
          <text:p text:style-name="P15"><text:span text:style-name="T11">use strict; use warnings;</text:span></text:p>
          <text:p text:style-name="P15"><text:span text:style-name="T11">use MyMech;</text:span></text:p>
          <text:p text:style-name="P15"><text:span text:style-name="T11">use Data::Dumper;</text:span></text:p>
          <text:p text:style-name="P15"><text:span text:style-name="T11">#Config</text:span></text:p>
          <text:p text:style-name="P15"><text:span text:style-name="T11">$</text:span><text:span text:style-name="T13">MyMech</text:span><text:span text:style-name="T11">::Config-&gt;{DEBUG}=0;</text:span></text:p>
          <text:p text:style-name="P15"><text:span text:style-name="T11">my $Config = $</text:span><text:span text:style-name="T13">MyMech</text:span><text:span text:style-name="T11">::Config;</text:span></text:p>
          <text:p text:style-name="P15"><text:span text:style-name="T11">#print Dumper($Config);</text:span></text:p>
          <text:p text:style-name="P15"><text:span text:style-name="T11">my $mech = </text:span><text:span text:style-name="T13">MyMech</text:span><text:span text:style-name="T11">-&gt;new(</text:span></text:p>
          <text:p text:style-name="P15"><text:span text:style-name="T11"><text:s text:c="4"/></text:span><text:span text:style-name="T11">agent <text:s text:c="5"/>=&gt; $Config-&gt;{agent},</text:span></text:p>
          <text:p text:style-name="P15"><text:span text:style-name="T11"><text:s text:c="4"/></text:span><text:span text:style-name="T11">cookie_jar =&gt; $Config-&gt;{cookie_jar},</text:span></text:p>
          <text:p text:style-name="P15"><text:span text:style-name="T11"><text:s text:c="4"/></text:span><text:span text:style-name="T11">autocheck <text:s/>=&gt; $Config-&gt;{autocheck},</text:span></text:p>
          <text:p text:style-name="P15"><text:span text:style-name="T11"><text:s text:c="4"/></text:span><text:span text:style-name="T11">onwarn <text:s text:c="4"/>=&gt; $Config-&gt;{onwarn}</text:span></text:p>
          <text:p text:style-name="P15"><text:span text:style-name="T11">);</text:span></text:p>
          <text:p text:style-name="P15"><text:span text:style-name="T11">#...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20" presentation:class="page"/>
          <draw:frame presentation:style-name="pr8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21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11" draw:layer="layout" svg:width="17.599cm" svg:height="3.023cm" svg:x="7.099cm" svg:y="-0.05cm" presentation:class="title">
          <draw:text-box>
            <text:p text:style-name="P7">Network programming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7">Resources</text:p>
                <text:list>
                  <text:list-item>
                    <text:p text:style-name="P7"><text:span text:style-name="T9">Beginning Perl </text:span><text:span text:style-name="T9"><text:line-break/></text:span><text:span text:style-name="T9">(Chapter 14 – The World of Perl/IPC and Networking)</text:span></text:p>
                  </text:list-item>
                  <text:list-item>
                    <text:p text:style-name="P7"><text:span text:style-name="T9">Professional Perl Programming</text:span><text:span text:style-name="T9"><text:line-break/></text:span><text:span text:style-name="T9">(Chapter 23 – Networking with Perl)</text:span></text:p>
                  </text:list-item>
                  <text:list-item>
                    <text:p text:style-name="P7"><text:span text:style-name="T9">perldoc perlipc</text:span></text:p>
                  </text:list-item>
                  <text:list-item>
                    <text:p text:style-name="P7"><text:span text:style-name="T9">perldoc IO::Socket</text:span></text:p>
                  </text:list-item>
                  <text:list-item>
                    <text:p text:style-name="P7"><text:span text:style-name="T9">http://en.wikipedia.org/wiki/Berkeley_sockets</text:span></text:p>
                  </text:list-item>
                  <text:list-item>
                    <text:p text:style-name="P7"><text:span text:style-name="T9">Perl &amp; LWP (http://lwp.interglacial.com/)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21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По_20_подразбиране" presentation:presentation-page-layout-name="AL2T1">
        <draw:frame presentation:style-name="pr3" draw:text-style-name="P22" draw:layer="layout" svg:width="17.603cm" svg:height="2.528cm" svg:x="7.099cm" svg:y="0.197cm" presentation:class="title" presentation:user-transformed="true">
          <draw:text-box>
            <text:p text:style-name="P7">Network programming</text:p>
          </draw:text-box>
        </draw:frame>
        <draw:frame presentation:style-name="pr9" draw:text-style-name="P24" draw:layer="layout" svg:width="12.801cm" svg:height="3.405cm" svg:x="6.499cm" svg:y="7.523cm" presentation:class="outline" presentation:user-transformed="true">
          <draw:text-box>
            <text:p text:style-name="P23"><text:span text:style-name="T14">Questions?</text:span></text:p>
          </draw:text-box>
        </draw:frame>
        <presentation:notes draw:style-name="dp4">
          <draw:page-thumbnail draw:layer="layout" svg:width="14.213cm" svg:height="10.659cm" svg:x="2.756cm" svg:y="2.134cm" draw:page-number="22"/>
          <draw:frame presentation:style-name="pr2" draw:text-style-name="P7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2" draw:display-name="Bitmape 2" xlink:href="Pictures/10000000000003200000025800EFCCEB.png" xlink:type="simple" xlink:show="embed" xlink:actuate="onLoad"/>
    <draw:fill-image draw:name="Bitmape_20_3" draw:display-name="Bitmape 3" xlink:href="Pictures/10000000000000200000002000309F1C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 style:parent-style-name="Normal">
      <style:graphic-properties draw:stroke="solid" draw:stroke-dash="Dash_20_4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6" draw:fill-image-name="Bitmape_20_3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fo:font-size="11pt" fo:language="en" fo:country="US" style:language-asian="en" style:country-asian="US" style:font-size-complex="11pt"/>
    </style:style>
    <style:style style:name="_3f__3f__20__3f__3f__3f__3f__3f__3f__3f__3f__3f__3f__3f__3f_" style:display-name="?? ????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20__3f__3f__3f__20__3f__3f__3f__3f__3f__3f__3f_" style:display-name="????? ??? 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20__3f__3f__3f__20__3f__3f__3f__3f__3f_" style:display-name="????? ??? 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20__3f__3f__3f__20__3f__3f__3f__3f__3f__3f__3f__3f__3f_" style:display-name="????? ??? ?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" style:display-name="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20__3f__3f__3f__3f__3f_" style:display-name="??????? 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20__3f__3f__3f__3f__3f__2c__20__3f__3f__3f__3f__3f__3f__3f__3f__3f__3f__20__3f__3f__3f__3f__3f__3f__3f__3f__3f_" style:display-name="??????? ?????, ?????????? ?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20__3f__3f__20__3f__3f__3f__3f__3f__3f__20__3f__3f__3f_" style:display-name="?????? ?? ?????? ???" style:family="graphic">
      <style:paragraph-properties fo:margin-left="0cm" fo:margin-right="0cm" fo:margin-top="0cm" fo:margin-bottom="0cm" fo:line-height="103%" fo:text-align="start" fo:text-indent="1.058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" style:display-name="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1" style:display-name="????????1" style:family="graphic">
      <style:paragraph-properties fo:margin-left="0cm" fo:margin-right="0cm" fo:margin-top="0cm" fo:margin-bottom="0cm" fo:line-height="103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2" style:display-name="????????2" style:family="graphic">
      <style:paragraph-properties fo:margin-left="0cm" fo:margin-right="0.351cm" fo:margin-top="0.178cm" fo:margin-bottom="0.178cm" fo:line-height="103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_20__3f__3f__3f__3f__3f_" style:display-name="???????? 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20__3f__3f__3f__3f__3f__3f__3f__3f__3f__3f__3f__3f__7e_LT_7e_Gliederung_20_1" style:display-name="?? ????????????~LT~Gliederung 1" style:family="graphic">
      <style:paragraph-properties fo:margin-left="1.67cm" fo:margin-right="0cm" fo:margin-top="0.995cm" fo:margin-bottom="0cm" fo:line-height="98%" fo:text-align="start" fo:text-indent="0cm" style:text-autospace="none">
        <style:tab-stops>
          <style:tab-stop style:position="0.529cm"/>
          <style:tab-stop style:position="2.729cm"/>
          <style:tab-stop style:position="4.932cm"/>
          <style:tab-stop style:position="7.131cm"/>
          <style:tab-stop style:position="9.335cm"/>
          <style:tab-stop style:position="11.534cm"/>
          <style:tab-stop style:position="13.737cm"/>
          <style:tab-stop style:position="15.937cm"/>
          <style:tab-stop style:position="18.138cm"/>
          <style:tab-stop style:position="20.339cm"/>
          <style:tab-stop style:position="22.541cm"/>
          <style:tab-stop style:position="24.74cm"/>
          <style:tab-stop style:position="26.943cm"/>
          <style:tab-stop style:position="29.143cm"/>
          <style:tab-stop style:position="31.346cm"/>
          <style:tab-stop style:position="33.546cm"/>
          <style:tab-stop style:position="35.749cm"/>
          <style:tab-stop style:position="37.948cm"/>
          <style:tab-stop style:position="40.148cm"/>
          <style:tab-stop style:position="42.351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2pt" fo:font-style="normal" fo:text-shadow="1pt 1pt" style:text-underline-style="none" fo:font-weight="bold" style:font-family-asian="'Arial Unicode MS'" style:font-family-generic-asian="swiss" style:font-pitch-asian="variable" style:font-size-asian="32pt" style:font-style-asian="normal" style:font-weight-asian="bold" style:font-family-complex="'Arial Unicode MS'" style:font-family-generic-complex="swiss" style:font-pitch-complex="variable" style:font-size-complex="32pt" style:font-style-complex="normal" style:font-weight-complex="bold" style:text-emphasize="none"/>
    </style:style>
    <style:style style:name="_3f__3f__20__3f__3f__3f__3f__3f__3f__3f__3f__3f__3f__3f__3f__7e_LT_7e_Gliederung_20_2" style:display-name="?? ????????????~LT~Gliederung 2" style:family="graphic">
      <style:paragraph-properties fo:margin-left="3.63cm" fo:margin-right="0cm" fo:margin-top="0.933cm" fo:margin-bottom="0cm" fo:line-height="98%" fo:text-align="start" fo:text-indent="0cm" style:text-autospace="none">
        <style:tab-stops>
          <style:tab-stop style:position="0.769cm"/>
          <style:tab-stop style:position="2.972cm"/>
          <style:tab-stop style:position="5.172cm"/>
          <style:tab-stop style:position="7.373cm"/>
          <style:tab-stop style:position="9.573cm"/>
          <style:tab-stop style:position="11.776cm"/>
          <style:tab-stop style:position="13.975cm"/>
          <style:tab-stop style:position="16.178cm"/>
          <style:tab-stop style:position="18.378cm"/>
          <style:tab-stop style:position="20.581cm"/>
          <style:tab-stop style:position="22.781cm"/>
          <style:tab-stop style:position="24.984cm"/>
          <style:tab-stop style:position="27.183cm"/>
          <style:tab-stop style:position="29.383cm"/>
          <style:tab-stop style:position="31.586cm"/>
          <style:tab-stop style:position="33.789cm"/>
          <style:tab-stop style:position="35.989cm"/>
          <style:tab-stop style:position="38.192cm"/>
          <style:tab-stop style:position="40.391cm"/>
          <style:tab-stop style:position="42.59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0pt" fo:font-style="normal" fo:text-shadow="1pt 1pt" style:text-underline-style="none" fo:font-weight="bold" style:font-family-asian="'Arial Unicode MS'" style:font-family-generic-asian="swiss" style:font-pitch-asian="variable" style:font-size-asian="30pt" style:font-style-asian="normal" style:font-weight-asian="bold" style:font-family-complex="'Arial Unicode MS'" style:font-family-generic-complex="swiss" style:font-pitch-complex="variable" style:font-size-complex="30pt" style:font-style-complex="normal" style:font-weight-complex="bold" style:text-emphasize="none"/>
    </style:style>
    <style:style style:name="_3f__3f__20__3f__3f__3f__3f__3f__3f__3f__3f__3f__3f__3f__3f__7e_LT_7e_Gliederung_20_3" style:display-name="?? ????????????~LT~Gliederung 3" style:family="graphic">
      <style:paragraph-properties fo:margin-left="5.6cm" fo:margin-right="0cm" fo:margin-top="0.868cm" fo:margin-bottom="0cm" fo:line-height="98%" fo:text-align="start" fo:text-indent="0cm" style:text-autospace="none">
        <style:tab-stops>
          <style:tab-stop style:position="1.002cm"/>
          <style:tab-stop style:position="3.205cm"/>
          <style:tab-stop style:position="5.405cm"/>
          <style:tab-stop style:position="7.608cm"/>
          <style:tab-stop style:position="9.807cm"/>
          <style:tab-stop style:position="12.01cm"/>
          <style:tab-stop style:position="14.21cm"/>
          <style:tab-stop style:position="16.413cm"/>
          <style:tab-stop style:position="18.613cm"/>
          <style:tab-stop style:position="20.814cm"/>
          <style:tab-stop style:position="23.013cm"/>
          <style:tab-stop style:position="25.217cm"/>
          <style:tab-stop style:position="27.416cm"/>
          <style:tab-stop style:position="29.619cm"/>
          <style:tab-stop style:position="31.819cm"/>
          <style:tab-stop style:position="34.022cm"/>
          <style:tab-stop style:position="36.221cm"/>
          <style:tab-stop style:position="38.425cm"/>
          <style:tab-stop style:position="40.624cm"/>
          <style:tab-stop style:position="42.82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20__3f__3f__3f__3f__3f__3f__3f__3f__3f__3f__3f__3f__7e_LT_7e_Gliederung_20_4" style:display-name="?? ????????????~LT~Gliederung 4" style:family="graphic">
      <style:paragraph-properties fo:margin-left="7.84cm" fo:margin-right="0cm" fo:margin-top="0.81cm" fo:margin-bottom="0cm" fo:line-height="98%" fo:text-align="start" fo:text-indent="0cm" style:text-autospace="none">
        <style:tab-stops>
          <style:tab-stop style:position="0.965cm"/>
          <style:tab-stop style:position="3.164cm"/>
          <style:tab-stop style:position="5.368cm"/>
          <style:tab-stop style:position="7.567cm"/>
          <style:tab-stop style:position="9.77cm"/>
          <style:tab-stop style:position="11.97cm"/>
          <style:tab-stop style:position="14.173cm"/>
          <style:tab-stop style:position="16.372cm"/>
          <style:tab-stop style:position="18.574cm"/>
          <style:tab-stop style:position="20.773cm"/>
          <style:tab-stop style:position="22.976cm"/>
          <style:tab-stop style:position="25.176cm"/>
          <style:tab-stop style:position="27.379cm"/>
          <style:tab-stop style:position="29.579cm"/>
          <style:tab-stop style:position="31.782cm"/>
          <style:tab-stop style:position="33.981cm"/>
          <style:tab-stop style:position="36.184cm"/>
          <style:tab-stop style:position="38.384cm"/>
          <style:tab-stop style:position="40.584cm"/>
          <style:tab-stop style:position="42.787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6pt" fo:font-style="normal" fo:text-shadow="1pt 1pt" style:text-underline-style="none" fo:font-weight="bold" style:font-family-asian="'Arial Unicode MS'" style:font-family-generic-asian="swiss" style:font-pitch-asian="variable" style:font-size-asian="26pt" style:font-style-asian="normal" style:font-weight-asian="bold" style:font-family-complex="'Arial Unicode MS'" style:font-family-generic-complex="swiss" style:font-pitch-complex="variable" style:font-size-complex="26pt" style:font-style-complex="normal" style:font-weight-complex="bold" style:text-emphasize="none"/>
    </style:style>
    <style:style style:name="_3f__3f__20__3f__3f__3f__3f__3f__3f__3f__3f__3f__3f__3f__3f__7e_LT_7e_Gliederung_20_5" style:display-name="?? ????????????~LT~Gliederung 5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6" style:display-name="?? ????????????~LT~Gliederung 6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7" style:display-name="?? ????????????~LT~Gliederung 7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8" style:display-name="?? ????????????~LT~Gliederung 8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9" style:display-name="?? ????????????~LT~Gliederung 9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Titel" style:display-name="?? ????????????~LT~Titel" style:family="graphic">
      <style:paragraph-properties fo:margin-left="0cm" fo:margin-right="0cm" fo:margin-top="0cm" fo:margin-bottom="0cm" fo:line-height="88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40pt" fo:font-style="normal" fo:text-shadow="1pt 1pt" style:text-underline-style="none" fo:font-weight="bold" style:font-family-asian="'Arial Unicode MS'" style:font-family-generic-asian="swiss" style:font-pitch-asian="variable" style:font-size-asian="40pt" style:font-style-asian="normal" style:font-weight-asian="bold" style:font-family-complex="'Arial Unicode MS'" style:font-family-generic-complex="swiss" style:font-pitch-complex="variable" style:font-size-complex="40pt" style:font-style-complex="normal" style:font-weight-complex="bold" style:text-emphasize="none"/>
    </style:style>
    <style:style style:name="_3f__3f__20__3f__3f__3f__3f__3f__3f__3f__3f__3f__3f__3f__3f__7e_LT_7e_Untertitel" style:display-name="?? ????????????~LT~Untertitel" style:family="graphic">
      <style:paragraph-properties fo:margin-left="0cm" fo:margin-right="0cm" fo:margin-top="0.868cm" fo:margin-bottom="0cm" fo:line-height="98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20__3f__3f__3f__3f__3f__3f__3f__3f__3f__3f__3f__3f__7e_LT_7e_Notizen" style:display-name="?? ????????????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Lucidasans" style:font-family-generic="swiss" style:font-pitch="variable" fo:font-size="12pt" fo:font-style="normal" fo:text-shadow="none" style:text-underline-style="none" fo:font-weight="normal" style:font-family-asian="Lucidasans" style:font-family-generic-asian="swiss" style:font-pitch-asian="variable" style:font-size-asian="12pt" style:font-style-asian="normal" style:font-weight-asian="normal" style:font-family-complex="Lucidasans" style:font-family-generic-complex="swiss" style:font-pitch-complex="variable" style:font-size-complex="12pt" style:font-style-complex="normal" style:font-weight-complex="normal" style:text-emphasize="none"/>
    </style:style>
    <style:style style:name="_3f__3f__20__3f__3f__3f__3f__3f__3f__3f__3f__3f__3f__3f__3f__7e_LT_7e_Hintergrundobjekte" style:display-name="?? ????????????~LT~Hintergrundobjekte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/>
    </style:style>
    <style:style style:name="_3f__3f__20__3f__3f__3f__3f__3f__3f__3f__3f__3f__3f__3f__3f__7e_LT_7e_Hintergrund" style:display-name="?? ????????????~LT~Hintergrund" style:family="graphic">
      <style:paragraph-properties fo:text-align="center" style:text-autospace="none"/>
    </style:style>
    <style:style style:name="_3f__3f__3f__3f__3f__3f__3f__3f__3f__3f__3f_" style:display-name="???????????" style:family="graphic">
      <style:paragraph-properties fo:margin-left="0cm" fo:margin-right="0cm" fo:margin-top="0.868cm" fo:margin-bottom="0cm" fo:line-height="98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letter-kerning="true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3f__3f__3f__3f__20__3f__3f__3f__3f__3f__3f_" style:display-name="?????? ??????" style:family="graphic">
      <style:paragraph-properties style:text-autospace="none"/>
      <style:text-properties style:letter-kerning="true"/>
    </style:style>
    <style:style style:name="_3f__3f__3f_" style:display-name="???" style:family="graphic">
      <style:paragraph-properties fo:text-align="center" style:text-autospace="none"/>
    </style:style>
    <style:style style:name="_3f__3f__3f__3f__3f__3f__3f_" style:display-name="???????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Lucidasans" style:font-family-generic="swiss" style:font-pitch="variable" fo:font-size="12pt" fo:font-style="normal" fo:text-shadow="none" style:text-underline-style="none" fo:font-weight="normal" style:letter-kerning="true" style:font-family-asian="Lucidasans" style:font-family-generic-asian="swiss" style:font-pitch-asian="variable" style:font-size-asian="12pt" style:font-style-asian="normal" style:font-weight-asian="normal" style:font-family-complex="Lucidasans" style:font-family-generic-complex="swiss" style:font-pitch-complex="variable" style:font-size-complex="12pt" style:font-style-complex="normal" style:font-weight-complex="normal" style:text-emphasize="none"/>
    </style:style>
    <style:style style:name="_3f__3f__3f__3f__20_1" style:display-name="???? 1" style:family="graphic">
      <style:paragraph-properties fo:margin-left="1.67cm" fo:margin-right="0cm" fo:margin-top="0.995cm" fo:margin-bottom="0cm" fo:line-height="98%" fo:text-align="start" fo:text-indent="0cm" style:text-autospace="none">
        <style:tab-stops>
          <style:tab-stop style:position="0.529cm"/>
          <style:tab-stop style:position="2.729cm"/>
          <style:tab-stop style:position="4.932cm"/>
          <style:tab-stop style:position="7.131cm"/>
          <style:tab-stop style:position="9.335cm"/>
          <style:tab-stop style:position="11.534cm"/>
          <style:tab-stop style:position="13.737cm"/>
          <style:tab-stop style:position="15.937cm"/>
          <style:tab-stop style:position="18.138cm"/>
          <style:tab-stop style:position="20.339cm"/>
          <style:tab-stop style:position="22.541cm"/>
          <style:tab-stop style:position="24.74cm"/>
          <style:tab-stop style:position="26.943cm"/>
          <style:tab-stop style:position="29.143cm"/>
          <style:tab-stop style:position="31.346cm"/>
          <style:tab-stop style:position="33.546cm"/>
          <style:tab-stop style:position="35.749cm"/>
          <style:tab-stop style:position="37.948cm"/>
          <style:tab-stop style:position="40.148cm"/>
          <style:tab-stop style:position="42.351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2pt" fo:font-style="normal" fo:text-shadow="1pt 1pt" style:text-underline-style="none" fo:font-weight="bold" style:letter-kerning="true" style:font-family-asian="'Arial Unicode MS'" style:font-family-generic-asian="swiss" style:font-pitch-asian="variable" style:font-size-asian="32pt" style:font-style-asian="normal" style:font-weight-asian="bold" style:font-family-complex="'Arial Unicode MS'" style:font-family-generic-complex="swiss" style:font-pitch-complex="variable" style:font-size-complex="32pt" style:font-style-complex="normal" style:font-weight-complex="bold" style:text-emphasize="none"/>
    </style:style>
    <style:style style:name="_3f__3f__3f__3f__20_2" style:display-name="???? 2" style:family="graphic">
      <style:paragraph-properties fo:margin-left="3.63cm" fo:margin-right="0cm" fo:margin-top="0.933cm" fo:margin-bottom="0cm" fo:line-height="98%" fo:text-align="start" fo:text-indent="0cm" style:text-autospace="none">
        <style:tab-stops>
          <style:tab-stop style:position="0.769cm"/>
          <style:tab-stop style:position="2.972cm"/>
          <style:tab-stop style:position="5.172cm"/>
          <style:tab-stop style:position="7.373cm"/>
          <style:tab-stop style:position="9.573cm"/>
          <style:tab-stop style:position="11.776cm"/>
          <style:tab-stop style:position="13.975cm"/>
          <style:tab-stop style:position="16.178cm"/>
          <style:tab-stop style:position="18.378cm"/>
          <style:tab-stop style:position="20.581cm"/>
          <style:tab-stop style:position="22.781cm"/>
          <style:tab-stop style:position="24.984cm"/>
          <style:tab-stop style:position="27.183cm"/>
          <style:tab-stop style:position="29.383cm"/>
          <style:tab-stop style:position="31.586cm"/>
          <style:tab-stop style:position="33.789cm"/>
          <style:tab-stop style:position="35.989cm"/>
          <style:tab-stop style:position="38.192cm"/>
          <style:tab-stop style:position="40.391cm"/>
          <style:tab-stop style:position="42.59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0pt" fo:font-style="normal" fo:text-shadow="1pt 1pt" style:text-underline-style="none" fo:font-weight="bold" style:letter-kerning="true" style:font-family-asian="'Arial Unicode MS'" style:font-family-generic-asian="swiss" style:font-pitch-asian="variable" style:font-size-asian="30pt" style:font-style-asian="normal" style:font-weight-asian="bold" style:font-family-complex="'Arial Unicode MS'" style:font-family-generic-complex="swiss" style:font-pitch-complex="variable" style:font-size-complex="30pt" style:font-style-complex="normal" style:font-weight-complex="bold" style:text-emphasize="none"/>
    </style:style>
    <style:style style:name="_3f__3f__3f__3f__20_3" style:display-name="???? 3" style:family="graphic">
      <style:paragraph-properties fo:margin-left="5.6cm" fo:margin-right="0cm" fo:margin-top="0.868cm" fo:margin-bottom="0cm" fo:line-height="98%" fo:text-align="start" fo:text-indent="0cm" style:text-autospace="none">
        <style:tab-stops>
          <style:tab-stop style:position="1.002cm"/>
          <style:tab-stop style:position="3.205cm"/>
          <style:tab-stop style:position="5.405cm"/>
          <style:tab-stop style:position="7.608cm"/>
          <style:tab-stop style:position="9.807cm"/>
          <style:tab-stop style:position="12.01cm"/>
          <style:tab-stop style:position="14.21cm"/>
          <style:tab-stop style:position="16.413cm"/>
          <style:tab-stop style:position="18.613cm"/>
          <style:tab-stop style:position="20.814cm"/>
          <style:tab-stop style:position="23.013cm"/>
          <style:tab-stop style:position="25.217cm"/>
          <style:tab-stop style:position="27.416cm"/>
          <style:tab-stop style:position="29.619cm"/>
          <style:tab-stop style:position="31.819cm"/>
          <style:tab-stop style:position="34.022cm"/>
          <style:tab-stop style:position="36.221cm"/>
          <style:tab-stop style:position="38.425cm"/>
          <style:tab-stop style:position="40.624cm"/>
          <style:tab-stop style:position="42.82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letter-kerning="true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3f__3f__20_4" style:display-name="???? 4" style:family="graphic">
      <style:paragraph-properties fo:margin-left="7.84cm" fo:margin-right="0cm" fo:margin-top="0.81cm" fo:margin-bottom="0cm" fo:line-height="98%" fo:text-align="start" fo:text-indent="0cm" style:text-autospace="none">
        <style:tab-stops>
          <style:tab-stop style:position="0.965cm"/>
          <style:tab-stop style:position="3.164cm"/>
          <style:tab-stop style:position="5.368cm"/>
          <style:tab-stop style:position="7.567cm"/>
          <style:tab-stop style:position="9.77cm"/>
          <style:tab-stop style:position="11.97cm"/>
          <style:tab-stop style:position="14.173cm"/>
          <style:tab-stop style:position="16.372cm"/>
          <style:tab-stop style:position="18.574cm"/>
          <style:tab-stop style:position="20.773cm"/>
          <style:tab-stop style:position="22.976cm"/>
          <style:tab-stop style:position="25.176cm"/>
          <style:tab-stop style:position="27.379cm"/>
          <style:tab-stop style:position="29.579cm"/>
          <style:tab-stop style:position="31.782cm"/>
          <style:tab-stop style:position="33.981cm"/>
          <style:tab-stop style:position="36.184cm"/>
          <style:tab-stop style:position="38.384cm"/>
          <style:tab-stop style:position="40.584cm"/>
          <style:tab-stop style:position="42.787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6pt" fo:font-style="normal" fo:text-shadow="1pt 1pt" style:text-underline-style="none" fo:font-weight="bold" style:letter-kerning="true" style:font-family-asian="'Arial Unicode MS'" style:font-family-generic-asian="swiss" style:font-pitch-asian="variable" style:font-size-asian="26pt" style:font-style-asian="normal" style:font-weight-asian="bold" style:font-family-complex="'Arial Unicode MS'" style:font-family-generic-complex="swiss" style:font-pitch-complex="variable" style:font-size-complex="26pt" style:font-style-complex="normal" style:font-weight-complex="bold" style:text-emphasize="none"/>
    </style:style>
    <style:style style:name="_3f__3f__3f__3f__20_5" style:display-name="???? 5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6" style:display-name="???? 6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7" style:display-name="???? 7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8" style:display-name="???? 8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9" style:display-name="???? 9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WW8Num1z0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По_20_подразбиране-background" style:display-name="По подразбиране-background" style:family="presentation">
      <style:graphic-properties draw:stroke="none" draw:fill="none" draw:fill-color="#ffffff" style:repeat="stretch" draw:textarea-horizontal-align="center" draw:textarea-vertical-align="middle" draw:shadow="hidden"/>
      <style:paragraph-properties fo:text-align="center"/>
    </style:style>
    <style:style style:name="По_20_подразбиране-backgroundobjects" style:display-name="По подразбиране-backgroundobjects" style:family="presentation">
      <style:graphic-properties draw:shadow="hidden" draw:shadow-offset-x="0.3cm" draw:shadow-offset-y="0.3cm" draw:shadow-color="#808080">
        <text:list-style style:name="По_20_подразбиране-backgroundobjects" style:display-name="По подразбиране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По_20_подразбиране-notes" style:display-name="По подразбиране-notes" style:family="presentation">
      <style:graphic-properties draw:stroke="none" draw:fill="none">
        <text:list-style style:name="По_20_подразбиране-notes" style:display-name="По подразбиране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ndale Sans U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По_20_подразбиране-outline1" style:display-name="По подразбиране-outline1" style:family="presentation">
      <style:graphic-properties draw:stroke="none" draw:fill="none">
        <text:list-style style:name="По_20_подразбиране-outline1" style:display-name="По подразбиране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По_20_подразбиране-outline2" style:display-name="По подразбиране-outline2" style:family="presentation" style:parent-style-name="По_20_подразбиране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font-relief="none"/>
    </style:style>
    <style:style style:name="По_20_подразбиране-outline3" style:display-name="По подразбиране-outline3" style:family="presentation" style:parent-style-name="По_20_подразбиране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font-relief="none"/>
    </style:style>
    <style:style style:name="По_20_подразбиране-outline4" style:display-name="По подразбиране-outline4" style:family="presentation" style:parent-style-name="По_20_подразбиране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font-relief="none"/>
    </style:style>
    <style:style style:name="По_20_подразбиране-outline5" style:display-name="По подразбиране-outline5" style:family="presentation" style:parent-style-name="По_20_подразбиране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6" style:display-name="По подразбиране-outline6" style:family="presentation" style:parent-style-name="По_20_подразбиране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7" style:display-name="По подразбиране-outline7" style:family="presentation" style:parent-style-name="По_20_подразбиране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8" style:display-name="По подразбиране-outline8" style:family="presentation" style:parent-style-name="По_20_подразбиране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9" style:display-name="По подразбиране-outline9" style:family="presentation" style:parent-style-name="По_20_подразбиране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subtitle" style:display-name="По подразбиране-subtitle" style:family="presentation">
      <style:graphic-properties draw:stroke="none" draw:fill="none" draw:textarea-vertical-align="middle">
        <text:list-style style:name="По_20_подразбиране-subtitle" style:display-name="По подразбиране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По_20_подразбиране-title" style:display-name="По подразбиране-title" style:family="presentation">
      <style:graphic-properties draw:stroke="none" draw:fill="none" draw:textarea-vertical-align="middle">
        <text:list-style style:name="По_20_подразбиране-title" style:display-name="По подразбиране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bold" style:font-family-asian="'Arial Unicode MS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 style:text-emphasize="none" style:font-relief="none"/>
    </style:style>
    <style:style style:name="perl_5f_course_5f_template-background" style:display-name="perl_course_template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="hidden"/>
      <style:paragraph-properties fo:text-align="center"/>
    </style:style>
    <style:style style:name="perl_5f_course_5f_template-backgroundobjects" style:display-name="perl_course_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l_5f_course_5f_template-notes" style:display-name="perl_course_template-notes" style:family="presentation">
      <style:graphic-properties draw:stroke="none" draw:fill="none">
        <text:list-style style:name="perl_5f_course_5f_template-notes" style:display-name="perl_course_templat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ndale Sans U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erl_5f_course_5f_template-outline1" style:display-name="perl_course_template-outline1" style:family="presentation">
      <style:graphic-properties draw:stroke="none" draw:fill="none">
        <text:list-style style:name="perl_5f_course_5f_template-outline1" style:display-name="perl_course_template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letter-kerning="true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perl_5f_course_5f_template-outline2" style:display-name="perl_course_template-outline2" style:family="presentation" style:parent-style-name="perl_5f_course_5f_template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font-relief="none"/>
    </style:style>
    <style:style style:name="perl_5f_course_5f_template-outline3" style:display-name="perl_course_template-outline3" style:family="presentation" style:parent-style-name="perl_5f_course_5f_template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font-relief="none"/>
    </style:style>
    <style:style style:name="perl_5f_course_5f_template-outline4" style:display-name="perl_course_template-outline4" style:family="presentation" style:parent-style-name="perl_5f_course_5f_template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font-relief="none"/>
    </style:style>
    <style:style style:name="perl_5f_course_5f_template-outline5" style:display-name="perl_course_template-outline5" style:family="presentation" style:parent-style-name="perl_5f_course_5f_template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6" style:display-name="perl_course_template-outline6" style:family="presentation" style:parent-style-name="perl_5f_course_5f_template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7" style:display-name="perl_course_template-outline7" style:family="presentation" style:parent-style-name="perl_5f_course_5f_template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8" style:display-name="perl_course_template-outline8" style:family="presentation" style:parent-style-name="perl_5f_course_5f_template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9" style:display-name="perl_course_template-outline9" style:family="presentation" style:parent-style-name="perl_5f_course_5f_template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subtitle" style:display-name="perl_course_template-subtitle" style:family="presentation">
      <style:graphic-properties draw:stroke="none" draw:fill="none" draw:textarea-vertical-align="middle">
        <text:list-style style:name="perl_5f_course_5f_template-subtitle" style:display-name="perl_course_template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letter-kerning="true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perl_5f_course_5f_template-title" style:display-name="perl_course_template-title" style:family="presentation">
      <style:graphic-properties draw:stroke="none" draw:fill="none" draw:textarea-vertical-align="middle">
        <text:list-style style:name="perl_5f_course_5f_template-title" style:display-name="perl_course_templat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bold" style:letter-kerning="true" style:font-family-asian="'Arial Unicode MS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 draw:fill-color="#ffffff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2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3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4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5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6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7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8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line-height="100%" fo:text-indent="0cm" style:line-break="strict" style:writing-mode="lr-tb"/>
    </style:style>
    <style:style style:name="MP6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line-break="strict" style:writing-mode="lr-tb"/>
    </style:style>
    <style:style style:name="MP8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family-generic="roman" style:font-pitch="variable" fo:font-size="11pt" fo:language="en" fo:country="GB" fo:font-style="italic" style:font-family-asian="'DejaVu Sans'" style:font-pitch-asian="variable" style:font-size-asian="11pt" style:font-style-asian="italic" style:font-family-complex="'DejaVu Sans'" style:font-pitch-complex="variable" style:font-size-complex="11pt" style:font-style-complex="italic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823cm" svg:height="5.117cm" svg:x="2.011cm" svg:y="3.979cm" draw:page-number="1"/>
      <draw:page-thumbnail draw:layer="backgroundobjects" svg:width="6.823cm" svg:height="5.117cm" svg:x="10.885cm" svg:y="3.979cm"/>
      <draw:page-thumbnail draw:layer="backgroundobjects" svg:width="6.823cm" svg:height="5.117cm" svg:x="2.011cm" svg:y="11.655cm"/>
      <draw:page-thumbnail draw:layer="backgroundobjects" svg:width="6.823cm" svg:height="5.117cm" svg:x="10.885cm" svg:y="11.655cm"/>
      <draw:page-thumbnail draw:layer="backgroundobjects" svg:width="6.823cm" svg:height="5.117cm" svg:x="2.011cm" svg:y="19.331cm"/>
      <draw:page-thumbnail draw:layer="backgroundobjects" svg:width="6.823cm" svg:height="5.117cm" svg:x="10.885cm" svg:y="19.331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число&gt;</text:page-number></text:span></text:p>
        </draw:text-box>
      </draw:frame>
    </style:handout-master>
    <style:master-page style:name="По_20_подразбиране" style:display-name="По подразбиране" style:page-layout-name="PM1" draw:style-name="Mdp1">
      <office:forms form:automatic-focus="false" form:apply-design-mode="false"/>
      <draw:frame presentation:style-name="По_20_подразбиране-outline1" draw:layer="backgroundobjects" svg:width="23.596cm" svg:height="11.343cm" svg:x="0.9cm" svg:y="3.522cm" presentation:class="outline" presentation:placeholder="true">
        <draw:text-box/>
      </draw:frame>
      <draw:frame presentation:style-name="По_20_подразбиране-title" draw:layer="backgroundobjects" svg:width="17.599cm" svg:height="3.273cm" svg:x="7.099cm" svg:y="-0.175cm" presentation:class="title" presentation:placeholder="true">
        <draw:text-box/>
      </draw:frame>
      <draw:frame draw:style-name="Mgr3" draw:text-style-name="MP3" draw:layer="backgroundobjects" svg:width="2.829cm" svg:height="1.401cm" svg:x="0.2cm" svg:y="0.2cm">
        <draw:image xlink:href="Pictures/100002010000006B000000358834D150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4" draw:text-style-name="MP3" draw:layer="backgroundobjects" svg:width="19.72cm" svg:height="28.43cm" svg:x="0cm" svg:y="0cm">
          <text:p/>
        </draw:rect>
        <draw:custom-shape draw:style-name="Mgr5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6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2" draw:text-style-name="MP8" draw:layer="backgroundobjects" svg:width="8.542cm" svg:height="1.417cm" svg:x="11.174cm" svg:y="0cm" presentation:class="date-time">
          <draw:text-box>
            <text:p text:style-name="MP7"><text:span text:style-name="MT2"><presentation:date-time/></text:span><text:span text:style-name="MT2">07/16/96</text:span></text:p>
          </draw:text-box>
        </draw:frame>
        <draw:page-thumbnail presentation:style-name="По_20_подразбиране-title" draw:layer="backgroundobjects" svg:width="14.208cm" svg:height="10.655cm" svg:x="2.756cm" svg:y="2.134cm" presentation:class="page"/>
        <draw:frame presentation:style-name="По_20_подразбиране-notes" draw:layer="backgroundobjects" svg:width="14.46cm" svg:height="12.789cm" svg:x="2.628cm" svg:y="13.503cm" presentation:class="notes" presentation:placeholder="true">
          <draw:text-box/>
        </draw:frame>
        <draw:frame presentation:style-name="Mpr3" draw:text-style-name="MP6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4" draw:text-style-name="MP8" draw:layer="backgroundobjects" svg:width="8.542cm" svg:height="1.416cm" svg:x="11.174cm" svg:y="27.008cm" presentation:class="page-number">
          <draw:text-box>
            <text:p text:style-name="MP7"><text:span text:style-name="MT2"><text:page-number>&lt;число&gt;</text:page-number></text:span><text:span text:style-name="MT2">##</text:span></text:p>
          </draw:text-box>
        </draw:frame>
      </presentation:notes>
    </style:master-page>
    <style:master-page style:name="perl_5f_course_5f_template" style:display-name="perl_course_template" style:page-layout-name="PM1" draw:style-name="Mdp2">
      <office:forms form:automatic-focus="false" form:apply-design-mode="false"/>
      <draw:frame presentation:style-name="perl_5f_course_5f_template-title" draw:layer="backgroundobjects" svg:width="15.999cm" svg:height="4.519cm" svg:x="4.695cm" svg:y="4.569cm" presentation:class="title" presentation:placeholder="true">
        <draw:text-box/>
      </draw:frame>
      <draw:frame presentation:style-name="perl_5f_course_5f_template-outline1" draw:layer="backgroundobjects" svg:width="22.856cm" svg:height="11.343cm" svg:x="1.27cm" svg:y="4.458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4" draw:text-style-name="MP3" draw:layer="backgroundobjects" svg:width="19.72cm" svg:height="28.43cm" svg:x="0cm" svg:y="0cm">
          <text:p/>
        </draw:rect>
        <draw:custom-shape draw:style-name="Mgr5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6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6" draw:text-style-name="MP8" draw:layer="backgroundobjects" svg:width="8.542cm" svg:height="1.417cm" svg:x="11.174cm" svg:y="0cm" presentation:class="date-time">
          <draw:text-box>
            <text:p text:style-name="MP7"><text:span text:style-name="MT2"><presentation:date-time/></text:span><text:span text:style-name="MT2">07/16/96</text:span></text:p>
          </draw:text-box>
        </draw:frame>
        <draw:page-thumbnail presentation:style-name="perl_5f_course_5f_template-title" draw:layer="backgroundobjects" svg:width="14.208cm" svg:height="10.655cm" svg:x="2.756cm" svg:y="2.134cm" presentation:class="page"/>
        <draw:frame presentation:style-name="perl_5f_course_5f_template-notes" draw:layer="backgroundobjects" svg:width="14.46cm" svg:height="12.789cm" svg:x="2.628cm" svg:y="13.503cm" presentation:class="notes" presentation:placeholder="true">
          <draw:text-box/>
        </draw:frame>
        <draw:frame presentation:style-name="Mpr7" draw:text-style-name="MP6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8" draw:text-style-name="MP8" draw:layer="backgroundobjects" svg:width="8.542cm" svg:height="1.416cm" svg:x="11.174cm" svg:y="27.008cm" presentation:class="page-number">
          <draw:text-box>
            <text:p text:style-name="MP7"><text:span text:style-name="MT2"><text:page-number>&lt;число&gt;</text:page-number></text:span><text:span text:style-name="MT2">##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dc:title>Perl Programming Course</dc:title>
    <meta:initial-creator>Красимир Беров</meta:initial-creator>
    <meta:creation-date>2008-01-19T20:45:34</meta:creation-date>
    <dc:creator>Berov </dc:creator>
    <dc:date>2012-09-28T22:08:53</dc:date>
    <meta:editing-cycles>249</meta:editing-cycles>
    <meta:editing-duration>P1DT17H26M24S</meta:editing-duration>
    <meta:document-statistic meta:object-count="129"/>
    <meta:user-defined meta:name="Info 1"/>
    <meta:user-defined meta:name="Info 2"/>
    <meta:user-defined meta:name="Info 3"/>
    <meta:user-defined meta:name="Info 4"/>
  </office:meta>
</office:document-meta>
</file>